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f7a" officeooo:paragraph-rsid="00040f7a"/>
    </style:style>
    <style:style style:name="P2" style:family="paragraph" style:parent-style-name="Standard" style:list-style-name="L1">
      <style:text-properties officeooo:rsid="00040f7a" officeooo:paragraph-rsid="00040f7a"/>
    </style:style>
    <style:style style:name="P3" style:family="paragraph" style:parent-style-name="Standard" style:list-style-name="L2">
      <style:text-properties officeooo:rsid="00040f7a" officeooo:paragraph-rsid="00040f7a"/>
    </style:style>
    <style:style style:name="P4" style:family="paragraph" style:parent-style-name="Standard">
      <style:text-properties officeooo:rsid="00040f7a" officeooo:paragraph-rsid="00047d9d"/>
    </style:style>
    <style:style style:name="P5" style:family="paragraph" style:parent-style-name="Standard" style:list-style-name="L2">
      <style:text-properties officeooo:paragraph-rsid="00040f7a"/>
    </style:style>
    <style:style style:name="P6" style:family="paragraph" style:parent-style-name="Standard">
      <style:text-properties fo:font-weight="bold" officeooo:rsid="00040f7a" officeooo:paragraph-rsid="00040f7a" style:font-weight-asian="bold" style:font-weight-complex="bold"/>
    </style:style>
    <style:style style:name="P7" style:family="paragraph" style:parent-style-name="Standard">
      <style:text-properties fo:font-weight="bold" officeooo:rsid="00047d9d" officeooo:paragraph-rsid="00047d9d" style:font-weight-asian="bold" style:font-weight-complex="bold"/>
    </style:style>
    <style:style style:name="P8" style:family="paragraph" style:parent-style-name="Standard">
      <style:text-properties fo:font-weight="bold" officeooo:rsid="00047d9d" officeooo:paragraph-rsid="00056d5a" style:font-weight-asian="bold" style:font-weight-complex="bold"/>
    </style:style>
    <style:style style:name="P9" style:family="paragraph" style:parent-style-name="Standard" style:list-style-name="L3">
      <style:text-properties officeooo:rsid="00047d9d" officeooo:paragraph-rsid="00047d9d"/>
    </style:style>
    <style:style style:name="P10" style:family="paragraph" style:parent-style-name="Standard" style:list-style-name="L3">
      <style:text-properties officeooo:paragraph-rsid="00047d9d"/>
    </style:style>
    <style:style style:name="P11" style:family="paragraph" style:parent-style-name="Standard">
      <style:text-properties officeooo:paragraph-rsid="00047d9d"/>
    </style:style>
    <style:style style:name="P12" style:family="paragraph" style:parent-style-name="Standard" style:list-style-name="L4">
      <style:text-properties officeooo:rsid="00056d5a" officeooo:paragraph-rsid="00056d5a"/>
    </style:style>
    <style:style style:name="P13" style:family="paragraph" style:parent-style-name="Standard">
      <style:text-properties officeooo:rsid="00056d5a" officeooo:paragraph-rsid="00056d5a"/>
    </style:style>
    <style:style style:name="P14" style:family="paragraph" style:parent-style-name="Standard" style:list-style-name="L4">
      <style:text-properties officeooo:paragraph-rsid="00056d5a"/>
    </style:style>
    <style:style style:name="P15" style:family="paragraph" style:parent-style-name="Standard" style:list-style-name="L4">
      <style:text-properties officeooo:paragraph-rsid="00068e1a"/>
    </style:style>
    <style:style style:name="P16" style:family="paragraph" style:parent-style-name="Standard">
      <style:text-properties officeooo:paragraph-rsid="00056d5a"/>
    </style:style>
    <style:style style:name="T1" style:family="text">
      <style:text-properties officeooo:rsid="00040f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7d9d" style:font-weight-asian="bold" style:font-weight-complex="bold"/>
    </style:style>
    <style:style style:name="T4" style:family="text">
      <style:text-properties fo:font-weight="bold" officeooo:rsid="00056d5a" style:font-weight-asian="bold" style:font-weight-complex="bold"/>
    </style:style>
    <style:style style:name="T5" style:family="text">
      <style:text-properties fo:font-weight="bold" officeooo:rsid="00047d9d" fo:background-color="#ffff00" loext:char-shading-value="0" style:font-weight-asian="bold" style:font-weight-complex="bold"/>
    </style:style>
    <style:style style:name="T6" style:family="text">
      <style:text-properties fo:font-weight="bold" officeooo:rsid="00056d5a" fo:background-color="#ffff00" loext:char-shading-value="0" style:font-weight-asian="bold" style:font-weight-complex="bold"/>
    </style:style>
    <style:style style:name="T7" style:family="text">
      <style:text-properties fo:color="#c9211e"/>
    </style:style>
    <style:style style:name="T8" style:family="text">
      <style:text-properties fo:color="#c9211e" officeooo:rsid="00040f7a"/>
    </style:style>
    <style:style style:name="T9" style:family="text">
      <style:text-properties fo:color="#c9211e" officeooo:rsid="00056d5a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c9211e" fo:font-weight="bold" officeooo:rsid="00056d5a" style:font-weight-asian="bold" style:font-weight-complex="bold"/>
    </style:style>
    <style:style style:name="T12" style:family="text">
      <style:text-properties fo:color="#c9211e" fo:font-weight="normal" officeooo:rsid="00056d5a" style:font-weight-asian="normal" style:font-weight-complex="normal"/>
    </style:style>
    <style:style style:name="T13" style:family="text">
      <style:text-properties fo:color="#000000" officeooo:rsid="00040f7a" fo:background-color="#ffff00" loext:char-shading-value="0"/>
    </style:style>
    <style:style style:name="T14" style:family="text">
      <style:text-properties officeooo:rsid="00047d9d"/>
    </style:style>
    <style:style style:name="T15" style:family="text">
      <style:text-properties officeooo:rsid="00056d5a"/>
    </style:style>
    <style:style style:name="T16" style:family="text">
      <style:text-properties officeooo:rsid="00068e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he common commands used</text:span> </text:p>
      <text:list xml:id="list1979049430" text:style-name="L1">
        <text:list-item>
          <text:p text:style-name="P2">the <text:span text:style-name="T7">rm</text:span> command </text:p>
        </text:list-item>
      </text:list>
      <text:p text:style-name="P1"/>
      <text:p text:style-name="P11"><text:span text:style-name="T5">Files Deletion </text:span><text:span text:style-name="T3"><text:s/></text:span></text:p>
      <text:p text:style-name="P4"><text:span text:style-name="T2">The </text:span><text:span text:style-name="T10">rm</text:span><text:span text:style-name="T2"> command</text:span> </text:p>
      <text:list xml:id="list3585095570" text:style-name="L2">
        <text:list-item>
          <text:p text:style-name="P3">writing rm alone removes files only not directories as well</text:p>
        </text:list-item>
        <text:list-item>
          <text:p text:style-name="P3">you can always enter the full path to delete a file(s), if path not entered then the terminal will assume you are deleting files from the current directory </text:p>
          <text:list>
            <text:list-item>
              <text:p text:style-name="P3">deleting a file(s) in different location </text:p>
            </text:list-item>
            <text:list-item>
              <text:p text:style-name="P5"><text:span text:style-name="T1">type the following <text:s/>-&gt; </text:span><text:span text:style-name="T8">rm</text:span><text:span text:style-name="T1"> ~/Documents/</text:span><text:span text:style-name="T13">file1</text:span><text:span text:style-name="T1">.</text:span><text:span text:style-name="T13">txt</text:span><text:span text:style-name="T1"> <text:s/>~/Desktop/</text:span><text:span text:style-name="T13">file1</text:span><text:span text:style-name="T1">.</text:span><text:span text:style-name="T13">txt</text:span><text:span text:style-name="T1"> ~/Desktop/</text:span><text:span text:style-name="T13">file3</text:span><text:span text:style-name="T1">.</text:span><text:span text:style-name="T13">txt</text:span></text:p>
            </text:list-item>
          </text:list>
          <text:p text:style-name="P3"><text:span text:style-name="T2"/></text:p>
        </text:list-item>
      </text:list>
      <text:p text:style-name="P6">The <text:span text:style-name="T7">rm</text:span> command <text:s/>&amp; wild cards</text:p>
      <text:list xml:id="list1697291116" text:style-name="L3">
        <text:list-item>
          <text:p text:style-name="P9">The ability to delete multiple files </text:p>
        </text:list-item>
        <text:list-item>
          <text:p text:style-name="P9">Delete every file that ends with a .txt</text:p>
          <text:list>
            <text:list-item>
              <text:p text:style-name="P9"><text:span text:style-name="T7">rm</text:span> ~/Desktop/*.txt</text:p>
            </text:list-item>
          </text:list>
        </text:list-item>
        <text:list-item>
          <text:p text:style-name="P9">Delete every file that ends with starts with the word file</text:p>
          <text:list>
            <text:list-item>
              <text:p text:style-name="P9"><text:span text:style-name="T7">rm</text:span> ~/Desktop/file*</text:p>
            </text:list-item>
          </text:list>
        </text:list-item>
        <text:list-item>
          <text:p text:style-name="P10"><text:span text:style-name="T14">Delete every file that has a 2 in it </text:span></text:p>
          <text:list>
            <text:list-item>
              <text:p text:style-name="P9"><text:span text:style-name="T7">rm</text:span> ~/Desktop/*2*</text:p>
            </text:list-item>
          </text:list>
        </text:list-item>
        <text:list-item>
          <text:p text:style-name="P10"><text:span text:style-name="T14">Delete every file that has a 2 or 3 in it </text:span></text:p>
          <text:list>
            <text:list-item>
              <text:p text:style-name="P9"><text:span text:style-name="T7">rm</text:span> ~/Desktop/*[2,3]*</text:p>
            </text:list-item>
          </text:list>
        </text:list-item>
      </text:list>
      <text:p text:style-name="P11"/>
      <text:p text:style-name="P11"><text:span text:style-name="T5">Directories Deletion</text:span><text:span text:style-name="T14"> </text:span></text:p>
      <text:p text:style-name="P7">The <text:span text:style-name="T9">rm</text:span><text:span text:style-name="T15"> </text:span><text:span text:style-name="T9">-r</text:span><text:span text:style-name="T15"> command</text:span></text:p>
      <text:list xml:id="list2844881246" text:style-name="L4">
        <text:list-item>
          <text:p text:style-name="P14"><text:span text:style-name="T15">The </text:span><text:span text:style-name="T9">-r</text:span><text:span text:style-name="T15"> <text:s text:c="2"/>deletes the director and everything inside it</text:span></text:p>
        </text:list-item>
        <text:list-item>
          <text:p text:style-name="P12">You must be careful when using this command </text:p>
        </text:list-item>
        <text:list-item>
          <text:p text:style-name="P14"><text:span text:style-name="T15">For exp -&gt; </text:span><text:span text:style-name="T9">r</text:span><text:span text:style-name="T7">m -r </text:span><text:span text:style-name="T10">new</text:span><text:span text:style-name="T7">/</text:span></text:p>
          <text:list>
            <text:list-item>
              <text:p text:style-name="P12">this is this to delete a folder called <text:span text:style-name="T10">new</text:span> and everything inside of it. <text:span text:style-name="T16">M - r</text:span></text:p>
            </text:list-item>
          </text:list>
        </text:list-item>
      </text:list>
      <text:p text:style-name="P16"><text:span text:style-name="T5">Directories Deletion </text:span><text:span text:style-name="T6">and permission asking </text:span></text:p>
      <text:p text:style-name="P8">The <text:span text:style-name="T9">rm</text:span><text:span text:style-name="T15"> </text:span><text:span text:style-name="T9">-ri</text:span><text:span text:style-name="T15"> command</text:span></text:p>
      <text:list xml:id="list160506076931231" text:continue-numbering="true" text:style-name="L4">
        <text:list-item>
          <text:p text:style-name="P14"><text:span text:style-name="T15">The </text:span><text:span text:style-name="T9">-ri</text:span><text:span text:style-name="T15"> deletes the directory and everything inside it. But it also asks for permission</text:span></text:p>
        </text:list-item>
        <text:list-item>
          <text:p text:style-name="P14"><text:span text:style-name="T15">For exp -&gt; </text:span><text:span text:style-name="T9">r</text:span><text:span text:style-name="T7">m -ri </text:span><text:span text:style-name="T10">new</text:span><text:span text:style-name="T7">/</text:span></text:p>
          <text:list>
            <text:list-item>
              <text:p text:style-name="P12">this is this to delete a folder called <text:span text:style-name="T10">new</text:span> and everything inside of it. But, the you will be asked for permissions for multiple steps </text:p>
            </text:list-item>
          </text:list>
        </text:list-item>
      </text:list>
      <text:p text:style-name="P13"/>
      <text:p text:style-name="P16"><text:span text:style-name="T6">Empty </text:span><text:span text:style-name="T5">Directories Deletion </text:span></text:p>
      <text:p text:style-name="P16"><text:span text:style-name="T3">The </text:span><text:span text:style-name="T11">rmdirc</text:span><text:span text:style-name="T4"> command</text:span></text:p>
      <text:list xml:id="list160506879693217" text:continue-numbering="true" text:style-name="L4">
        <text:list-item>
          <text:p text:style-name="P14"><text:span text:style-name="T15">The </text:span><text:span text:style-name="T11">rmdir</text:span><text:span text:style-name="T4"> </text:span><text:span text:style-name="T15">deletes only empty directories</text:span></text:p>
        </text:list-item>
        <text:list-item>
          <text:p text:style-name="P14"><text:span text:style-name="T15">For exp -&gt; </text:span><text:span text:style-name="T12">rmdirc</text:span><text:span text:style-name="T7"> </text:span><text:span text:style-name="T10">new</text:span><text:span text:style-name="T7">/</text:span></text:p>
          <text:list>
            <text:list-item>
              <text:p text:style-name="P14"><text:span text:style-name="T15">this is this to delete a folder called </text:span><text:span text:style-name="T11">new</text:span><text:span text:style-name="T15"> only if it was empty </text:span></text:p>
            </text:list-item>
          </text:list>
        </text:list-item>
        <text:list-item>
          <text:p text:style-name="P15"><text:span text:style-name="T15">For exp -&gt; </text:span><text:span text:style-name="T12">rmdirc</text:span><text:span text:style-name="T7"> </text:span><text:span text:style-name="T10">new</text:span><text:span text:style-name="T7">/*</text:span></text:p>
          <text:list>
            <text:list-item>
              <text:p text:style-name="P15">With <text:span text:style-name="T16">adding the star option you will delete everything that is empty inside the folder new</text:span></text:p>
              <text:p text:style-name="P15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8:50:11.191643735</meta:creation-date>
    <meta:generator>LibreOffice/6.4.7.2$Linux_X86_64 LibreOffice_project/40$Build-2</meta:generator>
    <dc:date>2022-01-15T16:05:05.185235277</dc:date>
    <meta:editing-duration>PT6M2S</meta:editing-duration>
    <meta:editing-cycles>1</meta:editing-cycles>
    <meta:document-statistic meta:table-count="0" meta:image-count="0" meta:object-count="0" meta:page-count="1" meta:paragraph-count="38" meta:word-count="304" meta:character-count="1578" meta:non-whitespace-character-count="1317"/>
  </office:meta>
</office:document-meta>
</file>